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0.953cm" style:rel-column-width="3672*"/>
    </style:style>
    <style:style style:name="Tabelle2.B" style:family="table-column">
      <style:table-column-properties style:column-width="16.046cm" style:rel-column-width="61863*"/>
    </style:style>
    <style:style style:name="Tabelle2.A1" style:family="table-cell" style:data-style-name="N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style:style>
    <style:style style:name="P2"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3" style:family="paragraph" style:parent-style-name="Standard">
      <style:text-properties style:font-name="Courier New" style:text-underline-style="solid" style:text-underline-width="auto" style:text-underline-color="font-color"/>
    </style:style>
    <style:style style:name="P4" style:family="paragraph" style:parent-style-name="Standard">
      <style:text-properties style:font-name="Courier New" style:text-underline-style="none"/>
    </style:style>
    <style:style style:name="P5" style:family="paragraph" style:parent-style-name="Table_20_Contents">
      <style:text-properties style:font-name="Courier New"/>
    </style:style>
    <style:style style:name="P6" style:family="paragraph" style:parent-style-name="Table_20_Contents">
      <style:paragraph-properties fo:text-align="center" style:justify-single-word="false"/>
      <style:text-properties style:font-name="Courier New" style:text-underline-style="solid" style:text-underline-width="auto" style:text-underline-color="font-color"/>
    </style:style>
    <style:style style:name="P7" style:family="paragraph" style:parent-style-name="Standard">
      <style:text-properties style:font-name="Courier New"/>
    </style:style>
    <style:style style:name="P8" style:family="paragraph" style:parent-style-name="Standard" style:list-style-name="L1">
      <style:text-properties style:font-name="Courier New"/>
    </style:style>
    <style:style style:name="P9" style:family="paragraph" style:parent-style-name="Standard" style:list-style-name="L2">
      <style:text-properties style:font-name="Courier New"/>
    </style:style>
    <style:style style:name="P10" style:family="paragraph" style:parent-style-name="Standard" style:list-style-name="L3">
      <style:text-properties style:font-name="Courier New"/>
    </style:style>
    <style:style style:name="P11" style:family="paragraph" style:parent-style-name="Standard" style:list-style-name="L4">
      <style:text-properties style:font-name="Courier New"/>
    </style:style>
    <style:style style:name="P12" style:family="paragraph" style:parent-style-name="Standard" style:list-style-name="L5">
      <style:text-properties style:font-name="Courier New"/>
    </style:style>
    <style:style style:name="P13" style:family="paragraph" style:parent-style-name="Standard" style:list-style-name="L6">
      <style:text-properties style:font-name="Courier New"/>
    </style:style>
    <style:style style:name="P14" style:family="paragraph" style:parent-style-name="Standard" style:list-style-name="L7">
      <style:text-properties style:font-name="Courier New"/>
    </style:style>
    <style:style style:name="P15" style:family="paragraph" style:parent-style-name="Standard" style:list-style-name="L8">
      <style:text-properties style:font-name="Courier New"/>
    </style:style>
    <style:style style:name="P16" style:family="paragraph" style:parent-style-name="Standard" style:list-style-name="L9">
      <style:text-properties style:font-name="Courier New"/>
    </style:style>
    <style:style style:name="P17" style:family="paragraph" style:parent-style-name="Standard" style:list-style-name="L10">
      <style:text-properties style:font-name="Courier New"/>
    </style:style>
    <style:style style:name="P18" style:family="paragraph" style:parent-style-name="Standard" style:list-style-name="L11">
      <style:text-properties style:font-name="Courier New"/>
    </style:style>
    <style:style style:name="P19" style:family="paragraph" style:parent-style-name="Standard" style:list-style-name="L11">
      <style:text-properties style:font-name="Courier New" fo:language="en" fo:country="GB"/>
    </style:style>
    <style:style style:name="P20" style:family="paragraph" style:parent-style-name="Standard" style:list-style-name="L12">
      <style:text-properties style:font-name="Courier New"/>
    </style:style>
    <style:style style:name="P21" style:family="paragraph" style:parent-style-name="Standard" style:list-style-name="L13">
      <style:text-properties style:font-name="Courier New"/>
    </style:style>
    <style:style style:name="P22" style:family="paragraph" style:parent-style-name="Standard" style:list-style-name="L14">
      <style:text-properties style:font-name="Courier New"/>
    </style:style>
    <style:style style:name="P23" style:family="paragraph" style:parent-style-name="Standard" style:list-style-name="L15">
      <style:text-properties style:font-name="Courier New"/>
    </style:style>
    <style:style style:name="P24" style:family="paragraph" style:parent-style-name="Standard" style:list-style-name="L16">
      <style:text-properties style:font-name="Courier New"/>
    </style:style>
    <style:style style:name="P25" style:family="paragraph" style:parent-style-name="Standard" style:list-style-name="L17">
      <style:text-properties style:font-name="Courier New"/>
    </style:style>
    <style:style style:name="P26" style:family="paragraph" style:parent-style-name="Standard" style:list-style-name="L18">
      <style:text-properties style:font-name="Courier New"/>
    </style:style>
    <style:style style:name="P27" style:family="paragraph" style:parent-style-name="Standard" style:list-style-name="L19">
      <style:text-properties style:font-name="Courier New"/>
    </style:style>
    <style:style style:name="P28" style:family="paragraph" style:parent-style-name="Standard" style:list-style-name="L20">
      <style:text-properties style:font-name="Courier New"/>
    </style:style>
    <style:style style:name="P29" style:family="paragraph" style:parent-style-name="Standard" style:list-style-name="L21">
      <style:text-properties style:font-name="Courier New"/>
    </style:style>
    <style:style style:name="P30" style:family="paragraph" style:parent-style-name="Standard" style:list-style-name="L22">
      <style:text-properties style:font-name="Courier New"/>
    </style:style>
    <style:style style:name="P31" style:family="paragraph" style:parent-style-name="Standard" style:list-style-name="L23">
      <style:text-properties style:font-name="Courier New"/>
    </style:style>
    <style:style style:name="P32" style:family="paragraph" style:parent-style-name="Standard" style:list-style-name="L24">
      <style:text-properties style:font-name="Courier New"/>
    </style:style>
    <style:style style:name="P33" style:family="paragraph" style:parent-style-name="Standard" style:list-style-name="L25">
      <style:text-properties style:font-name="Courier New"/>
    </style:style>
    <style:style style:name="P34" style:family="paragraph" style:parent-style-name="Standard" style:list-style-name="L26">
      <style:text-properties style:font-name="Courier New"/>
    </style:style>
    <style:style style:name="P35" style:family="paragraph" style:parent-style-name="Standard" style:list-style-name="L27">
      <style:text-properties style:font-name="Courier New"/>
    </style:style>
    <style:style style:name="P36" style:family="paragraph" style:parent-style-name="Standard" style:list-style-name="L28">
      <style:text-properties style:font-name="Courier New"/>
    </style:style>
    <style:style style:name="P37" style:family="paragraph" style:parent-style-name="Standard" style:list-style-name="L29">
      <style:text-properties style:font-name="Courier New"/>
    </style:style>
    <style:style style:name="P38" style:family="paragraph" style:parent-style-name="Standard" style:list-style-name="L30">
      <style:text-properties style:font-name="Courier New"/>
    </style:style>
    <style:style style:name="P39" style:family="paragraph" style:parent-style-name="Standard" style:list-style-name="L31">
      <style:text-properties style:font-name="Courier New"/>
    </style:style>
    <style:style style:name="P40" style:family="paragraph" style:parent-style-name="Standard" style:list-style-name="L32">
      <style:text-properties style:font-name="Courier New"/>
    </style:style>
    <style:style style:name="P41" style:family="paragraph" style:parent-style-name="Standard" style:list-style-name="L33">
      <style:text-properties style:font-name="Courier New"/>
    </style:style>
    <style:style style:name="P42" style:family="paragraph" style:parent-style-name="Standard" style:list-style-name="L34">
      <style:text-properties style:font-name="Courier New"/>
    </style:style>
    <style:style style:name="P43" style:family="paragraph" style:parent-style-name="Standard" style:list-style-name="L35">
      <style:text-properties style:font-name="Courier New"/>
    </style:style>
    <style:style style:name="P44" style:family="paragraph" style:parent-style-name="Standard" style:list-style-name="L36">
      <style:text-properties style:font-name="Courier New"/>
    </style:style>
    <style:style style:name="P45" style:family="paragraph" style:parent-style-name="Standard" style:list-style-name="L37">
      <style:text-properties style:font-name="Courier New"/>
    </style:style>
    <style:style style:name="P46" style:family="paragraph" style:parent-style-name="Standard" style:list-style-name="L38">
      <style:text-properties style:font-name="Courier New"/>
    </style:style>
    <style:style style:name="P47" style:family="paragraph" style:parent-style-name="Standard" style:list-style-name="L39">
      <style:text-properties style:font-name="Courier New"/>
    </style:style>
    <style:style style:name="P48" style:family="paragraph" style:parent-style-name="Standard" style:list-style-name="L40">
      <style:text-properties style:font-name="Courier New"/>
    </style:style>
    <style:style style:name="P49" style:family="paragraph" style:parent-style-name="Standard" style:list-style-name="L41">
      <style:text-properties style:font-name="Courier New"/>
    </style:style>
    <style:style style:name="P50" style:family="paragraph" style:parent-style-name="Standard" style:list-style-name="L42">
      <style:text-properties style:font-name="Courier New"/>
    </style:style>
    <style:style style:name="P51" style:family="paragraph" style:parent-style-name="Standard" style:list-style-name="L43">
      <style:text-properties style:font-name="Courier New"/>
    </style:style>
    <style:style style:name="P52" style:family="paragraph" style:parent-style-name="Standard" style:list-style-name="L44">
      <style:text-properties style:font-name="Courier New"/>
    </style:style>
    <style:style style:name="P53" style:family="paragraph" style:parent-style-name="Standard" style:list-style-name="L45">
      <style:text-properties style:font-name="Courier New"/>
    </style:style>
    <style:style style:name="P54" style:family="paragraph" style:parent-style-name="Standard" style:list-style-name="L46">
      <style:text-properties style:font-name="Courier New"/>
    </style:style>
    <style:style style:name="P55" style:family="paragraph" style:parent-style-name="Standard" style:list-style-name="L47">
      <style:text-properties style:font-name="Courier New"/>
    </style:style>
    <style:style style:name="P56" style:family="paragraph" style:parent-style-name="Standard" style:list-style-name="L48">
      <style:text-properties style:font-name="Courier New"/>
    </style:style>
    <style:style style:name="P57" style:family="paragraph" style:parent-style-name="Standard" style:list-style-name="L49">
      <style:text-properties style:font-name="Courier New"/>
    </style:style>
    <style:style style:name="P58" style:family="paragraph" style:parent-style-name="Standard" style:list-style-name="L50">
      <style:text-properties style:font-name="Courier New"/>
    </style:style>
    <style:style style:name="P59" style:family="paragraph" style:parent-style-name="Standard" style:list-style-name="L51">
      <style:text-properties style:font-name="Courier New"/>
    </style:style>
    <style:style style:name="P60" style:family="paragraph" style:parent-style-name="Standard" style:list-style-name="L52">
      <style:text-properties style:font-name="Courier New"/>
    </style:style>
    <style:style style:name="P61" style:family="paragraph" style:parent-style-name="Standard" style:list-style-name="L53">
      <style:text-properties style:font-name="Courier New"/>
    </style:style>
    <style:style style:name="P62" style:family="paragraph" style:parent-style-name="Standard" style:list-style-name="L54">
      <style:text-properties style:font-name="Courier New"/>
    </style:style>
    <style:style style:name="P63" style:family="paragraph" style:parent-style-name="Standard" style:list-style-name="L55">
      <style:text-properties style:font-name="Courier New"/>
    </style:style>
    <style:style style:name="P64" style:family="paragraph" style:parent-style-name="Standard" style:list-style-name="L42">
      <style:text-properties style:text-position="0% 100%" style:font-name="Courier New"/>
    </style:style>
    <style:style style:name="P65" style:family="paragraph">
      <style:paragraph-properties fo:text-align="center"/>
    </style:style>
    <style:style style:name="T1" style:family="text">
      <style:text-properties style:text-position="super 58%"/>
    </style:style>
    <style:style style:name="T2"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3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3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4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4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6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genkatalog zur 1. Schulaufgabe in </text:p>
      <text:p text:style-name="P2">VS (Klasse ITB-Schuljahr 2009/10)</text:p>
      <text:p text:style-name="P1"/>
      <text:p text:style-name="P3">OSI-Referenzmodell:</text:p>
      <text:p text:style-name="P1"/>
      <text:list xml:id="list39290916" text:style-name="L1">
        <text:list-item>
          <text:p text:style-name="P8">Skizzieren Sie das OSI-Referenzmodell!</text:p>
        </text:list-item>
      </text:list>
      <table:table table:name="Tabelle2" table:style-name="Tabelle2">
        <table:table-column table:style-name="Tabelle2.A"/>
        <table:table-column table:style-name="Tabelle2.B"/>
        <table:table-row>
          <table:table-cell table:style-name="Tabelle2.A1" office:value-type="float" office:value="7">
            <text:p text:style-name="P5">7</text:p>
          </table:table-cell>
          <table:table-cell table:style-name="Tabelle2.B1" office:value-type="string">
            <text:p text:style-name="P5">Anwendungsschicht</text:p>
          </table:table-cell>
        </table:table-row>
        <table:table-row>
          <table:table-cell table:style-name="Tabelle2.A2" office:value-type="float" office:value="6">
            <text:p text:style-name="P5">6</text:p>
          </table:table-cell>
          <table:table-cell table:style-name="Tabelle2.B2" office:value-type="string">
            <text:p text:style-name="P5">Darstellungsschicht</text:p>
          </table:table-cell>
        </table:table-row>
        <table:table-row>
          <table:table-cell table:style-name="Tabelle2.A2" office:value-type="float" office:value="5">
            <text:p text:style-name="P5">5</text:p>
          </table:table-cell>
          <table:table-cell table:style-name="Tabelle2.B2" office:value-type="string">
            <text:p text:style-name="P5">Sitzungsschicht</text:p>
          </table:table-cell>
        </table:table-row>
        <table:table-row>
          <table:table-cell table:style-name="Tabelle2.A2" office:value-type="float" office:value="4">
            <text:p text:style-name="P5">4</text:p>
          </table:table-cell>
          <table:table-cell table:style-name="Tabelle2.B2" office:value-type="string">
            <text:p text:style-name="P5">Transportschicht</text:p>
          </table:table-cell>
        </table:table-row>
        <table:table-row>
          <table:table-cell table:style-name="Tabelle2.A2" office:value-type="float" office:value="3">
            <text:p text:style-name="P5">3</text:p>
          </table:table-cell>
          <table:table-cell table:style-name="Tabelle2.B2" office:value-type="string">
            <text:p text:style-name="P5">Vermittlungsschicht</text:p>
          </table:table-cell>
        </table:table-row>
        <table:table-row>
          <table:table-cell table:style-name="Tabelle2.A2" office:value-type="float" office:value="2">
            <text:p text:style-name="P5">2</text:p>
          </table:table-cell>
          <table:table-cell table:style-name="Tabelle2.B2" office:value-type="string">
            <text:p text:style-name="P5">Sicherungsschicht</text:p>
          </table:table-cell>
        </table:table-row>
        <table:table-row>
          <table:table-cell table:style-name="Tabelle2.A2" office:value-type="float" office:value="1">
            <text:p text:style-name="P5">1</text:p>
          </table:table-cell>
          <table:table-cell table:style-name="Tabelle2.B2" office:value-type="string">
            <text:p text:style-name="P5">Bitübertragungsschicht</text:p>
          </table:table-cell>
        </table:table-row>
      </table:table>
      <text:p text:style-name="P1"/>
      <text:list xml:id="list40411555" text:continue-numbering="true" text:style-name="L1">
        <text:list-item>
          <text:p text:style-name="P8">Beschreiben Sie die Aufgaben der Bitübertragungsschicht</text:p>
        </text:list-item>
      </text:list>
      <text:p text:style-name="P1">→ Überträgt die binären Daten von einer Netzwerkkarte zu einer anderen</text:p>
      <text:list xml:id="list40425967" text:continue-numbering="true" text:style-name="L1">
        <text:list-item>
          <text:p text:style-name="P8">Beschreiben Sie die Aufgaben der Sicherungsschicht</text:p>
        </text:list-item>
      </text:list>
      <text:p text:style-name="P1">→ Prüft die angekommenen Daten auf Vollständigkeit</text:p>
      <text:list xml:id="list40428019" text:continue-numbering="true" text:style-name="L1">
        <text:list-item>
          <text:p text:style-name="P8">Beschreiben Sie die Aufgaben der Vermittlungsschicht</text:p>
        </text:list-item>
      </text:list>
      <text:p text:style-name="P1">→ Stellt den Pfad von einer Netzwerkkarte zu einer anderen her (Routing)</text:p>
      <text:p text:style-name="P1"/>
      <text:p text:style-name="P1"/>
      <text:p text:style-name="P3">Netzwerk:</text:p>
      <text:p text:style-name="P1"/>
      <text:list xml:id="list39290483" text:style-name="L2">
        <text:list-item>
          <text:p text:style-name="P9">Beschreiben Sie 5 Gründe für eine Vernetzung</text:p>
        </text:list-item>
      </text:list>
      <text:list xml:id="list39299108" text:style-name="L3">
        <text:list-item>
          <text:p text:style-name="P10">Gemeinsame Nutzung von Ressourcen</text:p>
        </text:list-item>
        <text:list-item>
          <text:p text:style-name="P10">Effizienzsteigerung</text:p>
        </text:list-item>
        <text:list-item>
          <text:p text:style-name="P10">Gemeinsame Bearbeitung von Dokumenten</text:p>
        </text:list-item>
        <text:list-item>
          <text:p text:style-name="P10">Austausch von Nachrichten (E-Mail)</text:p>
        </text:list-item>
        <text:list-item>
          <text:p text:style-name="P10">Auslagerung von Dateien (z.B. auf Server)</text:p>
        </text:list-item>
      </text:list>
      <text:list xml:id="list40427936" text:continue-list="list39290483" text:style-name="L2">
        <text:list-item>
          <text:p text:style-name="P9">Beschreiben Sie den Aufbau eines Peer-to-Peer Netzwerkes</text:p>
        </text:list-item>
      </text:list>
      <text:list xml:id="list39312951" text:style-name="L4">
        <text:list-item>
          <text:p text:style-name="P11">Direkte Verbindung von Computern ohne Server</text:p>
        </text:list-item>
      </text:list>
      <text:list xml:id="list40426529" text:continue-list="list40427936" text:style-name="L2">
        <text:list-item>
          <text:p text:style-name="P9">Beschreiben Sie den Aufbau eines serverbasierten Netzwerkes</text:p>
        </text:list-item>
      </text:list>
      <text:list xml:id="list39311499" text:style-name="L5">
        <text:list-item>
          <text:p text:style-name="P12">Computer sind am Server angeschlossen. Der Server stellt z.B. Rechenleistung und Speicherplatz zur Verfügung</text:p>
        </text:list-item>
      </text:list>
      <text:list xml:id="list40435196" text:continue-list="list40426529" text:style-name="L2">
        <text:list-item>
          <text:p text:style-name="P9">Erklären Sie den Begriff Kollisionsdomäne</text:p>
        </text:list-item>
      </text:list>
      <text:list xml:id="list39291431" text:style-name="L6">
        <text:list-item>
          <text:p text:style-name="P13">Bereich eines Netzwerks, in dem Kollisionen auftreten können. Andere Netzwerk-Bereiche bekommen von diesen Kollisionen nichts mit</text:p>
        </text:list-item>
      </text:list>
      <text:list xml:id="list40413831" text:continue-list="list40435196" text:style-name="L2">
        <text:list-item>
          <text:p text:style-name="P9">Erklären Sie den Begriff Broadcastdomäne</text:p>
        </text:list-item>
      </text:list>
      <text:list xml:id="list39317758" text:style-name="L7">
        <text:list-item>
          <text:p text:style-name="P14">Bereich eines Netzwerks, der Broadcasts empfangen kann</text:p>
        </text:list-item>
      </text:list>
      <text:list xml:id="list40426497" text:continue-list="list40413831" text:style-name="L2">
        <text:list-item>
          <text:p text:style-name="P9">Erläutern Sie Troubleshooting in einem Netzwerk auf Layer 1</text:p>
        </text:list-item>
      </text:list>
      <text:list xml:id="list39317815" text:style-name="L8">
        <text:list-item>
          <text:p text:style-name="P15">Es können Kollisionen auftreten</text:p>
        </text:list-item>
        <text:list-item>
          <text:p text:style-name="P15">Die maximale Distanz zwischen Computern ist abhängig vom Medium begrenzt</text:p>
        </text:list-item>
        <text:list-item>
          <text:p text:style-name="P15"><text:soft-page-break/>Auch die Bandbreite ist begrenzt</text:p>
        </text:list-item>
        <text:list-item>
          <text:p text:style-name="P15">Übertragene Daten können „abgehorcht“ werden</text:p>
        </text:list-item>
      </text:list>
      <text:p text:style-name="P1"/>
      <text:p text:style-name="P1"/>
      <text:p text:style-name="P3">Zahlensysteme:</text:p>
      <text:p text:style-name="P1"/>
      <text:list xml:id="list39295812" text:style-name="L9">
        <text:list-item>
          <text:p text:style-name="P16">Umrechnungen von Dez &lt;==&gt; Hex &lt;==&gt; Binär usw.</text:p>
        </text:list-item>
      </text:list>
      <text:p text:style-name="P1"/>
      <text:p text:style-name="P1"/>
      <text:p text:style-name="P3">Medien:</text:p>
      <text:p text:style-name="P1"/>
      <text:list xml:id="list39289386" text:style-name="L10">
        <text:list-item>
          <text:p text:style-name="P17">Welche Medien stehen Ihnen für eine Netzverkabelung zur Verfügung?</text:p>
        </text:list-item>
      </text:list>
      <text:list xml:id="list39300810" text:style-name="L11">
        <text:list-item>
          <text:p text:style-name="P18">Kupferkabel</text:p>
        </text:list-item>
        <text:list-item>
          <text:p text:style-name="P18">Lichtwellenleiter</text:p>
        </text:list-item>
        <text:list-item>
          <text:p text:style-name="P19">Wireless Connection (WLAN)</text:p>
        </text:list-item>
      </text:list>
      <text:list xml:id="list40409589" text:continue-list="list39289386" text:style-name="L10">
        <text:list-item>
          <text:p text:style-name="P17">Erklären Sie den Unterschied zwischen Verkabelungsklasse und Verkabelungskategorie</text:p>
        </text:list-item>
      </text:list>
      <text:list xml:id="list39394846" text:style-name="L32">
        <text:list-item>
          <text:p text:style-name="P40">Verkabelungskategorie: maximale Übertragungsfrequenz einer einzelnen Komponente (Kabel, Patch-Panel, …)</text:p>
        </text:list-item>
        <text:list-item>
          <text:p text:style-name="P40">Verkabelungsklasse: maximale Übertragungsfrequenz in einem Netzwerksegment</text:p>
        </text:list-item>
      </text:list>
      <text:p text:style-name="P1"/>
      <text:list xml:id="list40419812" text:continue-list="list40409589" text:style-name="L10">
        <text:list-item>
          <text:p text:style-name="P17">Beschreiben Sie die Verkabelungskategorien CAT 5, CAT 6, CAT 7</text:p>
        </text:list-item>
      </text:list>
      <text:list xml:id="list39293854" text:style-name="L12">
        <text:list-item>
          <text:p text:style-name="P20">5: bis 100 Mhz und Gigabit Ethernet</text:p>
        </text:list-item>
        <text:list-item>
          <text:p text:style-name="P20">6: bis 250 Mhz</text:p>
        </text:list-item>
        <text:list-item>
          <text:p text:style-name="P20">7: bis 600 Mhz und 10-Gigabit-Ethernet</text:p>
        </text:list-item>
      </text:list>
      <text:list xml:id="list40425955" text:continue-list="list40419812" text:style-name="L10">
        <text:list-item>
          <text:p text:style-name="P17">Was bedeuten die Bezeichnungen STP, UTP, SSTP?</text:p>
        </text:list-item>
      </text:list>
      <text:list xml:id="list39303415" text:style-name="L13">
        <text:list-item>
          <text:p text:style-name="P21">Shielded twisted pair</text:p>
        </text:list-item>
        <text:list-item>
          <text:p text:style-name="P21">unshielded twisted pair</text:p>
        </text:list-item>
        <text:list-item>
          <text:p text:style-name="P21">screened shielded twisted pair</text:p>
        </text:list-item>
      </text:list>
      <text:list xml:id="list40403694" text:continue-list="list40425955" text:style-name="L10">
        <text:list-item>
          <text:p text:style-name="P17">Beschreiben Sie die Aufgaben eines Hubs</text:p>
        </text:list-item>
      </text:list>
      <text:list xml:id="list39309730" text:style-name="L14">
        <text:list-item>
          <text:p text:style-name="P22">Weiterleitung von Daten</text:p>
        </text:list-item>
        <text:list-item>
          <text:p text:style-name="P22">Verstärkung des Signals (Repeaterfunktion)</text:p>
        </text:list-item>
      </text:list>
      <text:list xml:id="list40407910" text:continue-list="list40403694" text:style-name="L10">
        <text:list-item>
          <text:p text:style-name="P17">Beschreiben Sie den Begriff Dämpfung</text:p>
        </text:list-item>
      </text:list>
      <text:list xml:id="list39297264" text:style-name="L15">
        <text:list-item>
          <text:p text:style-name="P23">Abschwächung des Signals</text:p>
        </text:list-item>
      </text:list>
      <text:list xml:id="list40428329" text:continue-list="list40407910" text:style-name="L10">
        <text:list-item>
          <text:p text:style-name="P17">Nennen Sie 5 Vor- und 2 Nachteile von Glasfaserkabeln</text:p>
        </text:list-item>
      </text:list>
      <text:p text:style-name="P1">Vorteile:</text:p>
      <text:list xml:id="list39292111" text:style-name="L16">
        <text:list-item>
          <text:p text:style-name="P24">Hohe Bandbreite</text:p>
        </text:list-item>
        <text:list-item>
          <text:p text:style-name="P24">Abhörsicher</text:p>
        </text:list-item>
        <text:list-item>
          <text:p text:style-name="P24">Zukunftssicher</text:p>
        </text:list-item>
        <text:list-item>
          <text:p text:style-name="P24">Hohe Reichweiten</text:p>
        </text:list-item>
        <text:list-item>
          <text:p text:style-name="P24">niedrige laufende Kosten</text:p>
        </text:list-item>
      </text:list>
      <text:p text:style-name="P1">Nachteile:</text:p>
      <text:list xml:id="list39291598" text:style-name="L17">
        <text:list-item>
          <text:p text:style-name="P25">hohe Installationskosten</text:p>
        </text:list-item>
        <text:list-item>
          <text:p text:style-name="P25">hoher Installationsaufwand</text:p>
        </text:list-item>
      </text:list>
      <text:list xml:id="list40420505" text:continue-list="list40428329" text:style-name="L10">
        <text:list-item>
          <text:p text:style-name="P17">Skizzieren Sie den Aufbau eines Lichtwellenleiters</text:p>
        </text:list-item>
      </text:list>
      <text:p text:style-name="P1"><draw:ellipse text:anchor-type="paragraph" draw:z-index="1" draw:style-name="gr1" draw:text-style-name="P65" svg:width="2.303cm" svg:height="1.932cm" svg:x="2.889cm" svg:y="0.376cm"><text:p/></draw:ellipse><draw:ellipse text:anchor-type="paragraph" draw:z-index="0" draw:style-name="gr1" draw:text-style-name="P65" svg:width="3.096cm" svg:height="2.514cm" svg:x="2.519cm" svg:y="0.111cm"><text:p/></draw:ellipse></text:p>
      <text:p text:style-name="P1"><draw:ellipse text:anchor-type="paragraph" draw:z-index="2" draw:style-name="gr1" draw:text-style-name="P65" svg:width="1.403cm" svg:height="1.324cm" svg:x="3.392cm" svg:y="0.187cm"><text:p/></draw:ellipse><text:soft-page-break/></text:p>
      <text:p text:style-name="P1"><draw:ellipse text:anchor-type="paragraph" draw:z-index="3" draw:style-name="gr1" draw:text-style-name="P65" svg:width="0.477cm" svg:height="0.398cm" svg:x="3.868cm" svg:y="0.131cm"><text:p/></draw:ellipse></text:p>
      <text:p text:style-name="P1"/>
      <text:p text:style-name="P1"/>
      <text:p text:style-name="P1"/>
      <text:p text:style-name="P1">Innerster Kreis: Kern</text:p>
      <text:p text:style-name="P1">zweiter Kreis: Mantel</text:p>
      <text:p text:style-name="P1">dritter Kreis: Puffer</text:p>
      <text:p text:style-name="P1">vierter Kreis: Verstärkungsmaterial</text:p>
      <text:p text:style-name="P1">fünfter Kreis: Außenmantel</text:p>
      <text:p text:style-name="P1">(in Word a bissal blöd zu zeichnen...)</text:p>
      <text:list xml:id="list40432012" text:continue-numbering="true" text:style-name="L10">
        <text:list-item>
          <text:p text:style-name="P17">Beschreiben Sie die Single-Mode Stufenfaser</text:p>
        </text:list-item>
      </text:list>
      <text:list xml:id="list39300864" text:style-name="L18">
        <text:list-item>
          <text:p text:style-name="P26">sehr dünner Kern, daher sehr geringe Dispersion. Folge: wesentlich höhere Übertragungsraten und Reichweite</text:p>
        </text:list-item>
      </text:list>
      <text:list xml:id="list40430755" text:continue-list="list40432012" text:style-name="L10">
        <text:list-item>
          <text:p text:style-name="P17">Beschreiben Sie die Multi-Mode Gradientenfaser</text:p>
        </text:list-item>
      </text:list>
      <text:list xml:id="list39292205" text:style-name="L19">
        <text:list-item>
          <text:p text:style-name="P27">dickerer Kern. Dadurch größere Dispersion, geringere Übertragungsraten und Reichweite</text:p>
        </text:list-item>
      </text:list>
      <text:list xml:id="list40424588" text:continue-list="list40430755" text:style-name="L10">
        <text:list-item>
          <text:p text:style-name="P17">Erklären Sie den Begriff Dämpfung bei Lichtwellenleitern</text:p>
        </text:list-item>
      </text:list>
      <text:list xml:id="list39292251" text:style-name="L20">
        <text:list-item>
          <text:p text:style-name="P28">Durch Dispersion wird der Lichtimpuls immer schwächer. Nach einer gewissen Distanz ist die Unterscheidung zwischen Signal und „kein Signal“ nicht mehr möglich</text:p>
        </text:list-item>
      </text:list>
      <text:list xml:id="list40416374" text:continue-list="list40424588" text:style-name="L10">
        <text:list-item>
          <text:p text:style-name="P17">Erklären Sie den Begriff Bandbreite bei Lichtwellenleitern</text:p>
        </text:list-item>
      </text:list>
      <text:list xml:id="list39302817" text:style-name="L21">
        <text:list-item>
          <text:p text:style-name="P29">in Multimode-Glasfasern können mehrere Lichtimpulse gleichzeitig aufmoduliert werden. Die Folge ist eine höhere Bandbreite</text:p>
        </text:list-item>
      </text:list>
      <text:p text:style-name="P1"/>
      <text:p text:style-name="P1"/>
      <text:p text:style-name="P3">Strukturierte Verkabelung:</text:p>
      <text:p text:style-name="P1"/>
      <text:list xml:id="list40412225" text:continue-list="list40416374" text:style-name="L10">
        <text:list-item>
          <text:p text:style-name="P17">Beschreiben Sie mit einer Skizze die Begriffe primäre, sekundäre und tertiäre Verkabelung</text:p>
        </text:list-item>
      </text:list>
      <text:p text:style-name="P1"><draw:custom-shape text:anchor-type="paragraph" draw:z-index="5" draw:style-name="gr2" svg:width="4.419cm" svg:height="1.377cm" svg:x="2.043cm" svg:y="0.09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style-name="gr2" svg:width="4.419cm" svg:height="1.377cm" svg:x="11.753cm" svg:y="0.18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 draw:style-name="gr3" svg:width="5.345cm" svg:height="0.927cm" draw:transform="rotate (1.58650429006255) translate (16.1484027777778cm 5.54213888888889cm)"><text:p>Sekundäre Verkabelung</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draw:rect text:anchor-type="paragraph" draw:z-index="4" draw:style-name="gr1" draw:text-style-name="P65" svg:width="4.366cm" svg:height="3.202cm" svg:x="2.043cm" svg:y="0.03cm"><text:p/></draw:rect><draw:rect text:anchor-type="paragraph" draw:z-index="6" draw:style-name="gr1" draw:text-style-name="P65" svg:width="4.366cm" svg:height="3.202cm" svg:x="11.753cm" svg:y="0.12cm"><text:p/></draw:rect><draw:custom-shape text:anchor-type="paragraph" draw:z-index="14" draw:style-name="gr4" svg:width="0.556cm" svg:height="0.53cm" svg:x="12.123cm" svg:y="0.37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style-name="gr4" svg:width="0.636cm" svg:height="0.53cm" svg:x="13.764cm" svg:y="0.42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3" draw:style-name="gr5" svg:width="1.006cm" svg:height="2.648cm" svg:x="12.705cm" svg:y="0.12cm"><draw:text-box><text:p>Tertiäre Verkabelung</text:p></draw:text-box></draw:frame></text:p>
      <text:p text:style-name="P1"><draw:custom-shape text:anchor-type="paragraph" draw:z-index="16" draw:style-name="gr4" svg:width="0.583cm" svg:height="0.451cm" svg:x="15.298cm" svg:y="0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draw:line text:anchor-type="paragraph" draw:z-index="10" draw:style-name="gr1" draw:text-style-name="P65" svg:x1="2.043cm" svg:y1="0.208cm" svg:x2="6.409cm" svg:y2="0.208cm"><text:p/></draw:line><draw:line text:anchor-type="paragraph" draw:z-index="12" draw:style-name="gr1" draw:text-style-name="P65" svg:x1="11.753cm" svg:y1="0.208cm" svg:x2="16.119cm" svg:y2="0.208cm"><text:p/></draw:line></text:p>
      <text:p text:style-name="P1"><draw:custom-shape text:anchor-type="paragraph" draw:z-index="17" draw:style-name="gr4" svg:width="0.583cm" svg:height="0.398cm" svg:x="12.044cm" svg:y="0.20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style-name="gr4" svg:width="0.689cm" svg:height="0.503cm" svg:x="13.658cm" svg:y="0.17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style-name="gr4" svg:width="0.742cm" svg:height="0.477cm" svg:x="15.192cm" svg:y="0.20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draw:line text:anchor-type="paragraph" draw:z-index="9" draw:style-name="gr1" draw:text-style-name="P65" svg:x1="2.043cm" svg:y1="0.386cm" svg:x2="6.409cm" svg:y2="0.36cm"><text:p/></draw:line><draw:line text:anchor-type="paragraph" draw:z-index="11" draw:style-name="gr1" draw:text-style-name="P65" svg:x1="11.753cm" svg:y1="0.386cm" svg:x2="16.119cm" svg:y2="0.386cm"><text:p/></draw:line></text:p>
      <text:p text:style-name="P1"><draw:custom-shape text:anchor-type="paragraph" draw:z-index="8" draw:style-name="gr3" svg:width="5.345cm" svg:height="0.779cm" svg:x="6.408cm" svg:y="0.145cm"><text:p text:style-name="P65">Primäre Verkabelung</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4" svg:width="0.583cm" svg:height="0.451cm" svg:x="12.017cm" svg:y="0.2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1" draw:style-name="gr4" svg:width="0.689cm" svg:height="0.424cm" svg:x="13.552cm" svg:y="0.27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2" draw:style-name="gr4" svg:width="0.662cm" svg:height="0.398cm" svg:x="15.113cm" svg:y="0.30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
      <text:p text:style-name="P1"/>
      <text:list xml:id="list40428287" text:continue-numbering="true" text:style-name="L10">
        <text:list-item>
          <text:p text:style-name="P17">Vorgabe Netzwerkbeschreibung (Räume, PCs, Server, …): Erstellen einer Netzwerkskizze</text:p>
        </text:list-item>
      </text:list>
      <text:list xml:id="list39292870" text:style-name="L22">
        <text:list-item>
          <text:p text:style-name="P30">hmn???</text:p>
        </text:list-item>
      </text:list>
      <text:list xml:id="list40404599" text:continue-list="list40428287" text:style-name="L10">
        <text:list-item>
          <text:p text:style-name="P17">Zuordnung von verschiedenen Medien zu den jeweiligen <text:tab/>Bereichen</text:p>
        </text:list-item>
      </text:list>
      <text:p text:style-name="P1"/>
      <text:p text:style-name="P1"/>
      <text:p text:style-name="P3">Layer 2:</text:p>
      <text:p text:style-name="P1"/>
      <text:list xml:id="list39309332" text:style-name="L23">
        <text:list-item>
          <text:p text:style-name="P31"><text:soft-page-break/>Beschreiben Sie den Aufbau einer MAC-Adresse</text:p>
        </text:list-item>
      </text:list>
      <text:list xml:id="list39293290" text:style-name="L24">
        <text:list-item>
          <text:p text:style-name="P32">48 Bit (6 Byte) in hexadezimalen Zahlen</text:p>
        </text:list-item>
      </text:list>
      <text:list xml:id="list40410969" text:continue-list="list39309332" text:style-name="L23">
        <text:list-item>
          <text:p text:style-name="P31">Erklären Sie den Vorgang der Datenkapselung</text:p>
        </text:list-item>
      </text:list>
      <text:list xml:id="list39449327" text:style-name="L33">
        <text:list-item>
          <text:p text:style-name="P41">L7: Applikationen – Daten</text:p>
        </text:list-item>
        <text:list-item>
          <text:p text:style-name="P41">L4: Transportschicht – Segmente</text:p>
        </text:list-item>
        <text:list-item>
          <text:p text:style-name="P41">L3: Vermittlungsschicht – Pakete</text:p>
        </text:list-item>
        <text:list-item>
          <text:p text:style-name="P41">L2: Sicherungsschicht – Frame</text:p>
        </text:list-item>
        <text:list-item>
          <text:p text:style-name="P41">L1: Bitübertragungsschicht - Bits</text:p>
        </text:list-item>
      </text:list>
      <text:list xml:id="list40412239" text:continue-list="list40410969" text:style-name="L23">
        <text:list-item>
          <text:p text:style-name="P31">Nennen Sie die Aufgaben einer Netzwerkkarte</text:p>
        </text:list-item>
      </text:list>
      <text:list xml:id="list39491826" text:style-name="L34">
        <text:list-item>
          <text:p text:style-name="P42">Signalerstellung: erzeugt elektrische bzw optische Signale</text:p>
        </text:list-item>
        <text:list-item>
          <text:p text:style-name="P42">Media Access Control: regelt den Zugriff auf das Medium</text:p>
        </text:list-item>
        <text:list-item>
          <text:p text:style-name="P42">Identifizierung: stellt weltweite eindeutige MAC-Adresse zur Verfügung</text:p>
        </text:list-item>
        <text:list-item>
          <text:p text:style-name="P42">Frameerstellung: bildet einen Rahmen mit MAC-Adressen und Prüfsummen</text:p>
        </text:list-item>
        <text:list-item>
          <text:p text:style-name="P42">Logical Link Control: Verbindung zur Vermittlungsschicht (L3)</text:p>
        </text:list-item>
        <text:list-item>
          <text:p text:style-name="P42">Erkennung, ob Mainboard mit Strom versorgt ist</text:p>
        </text:list-item>
      </text:list>
      <text:list xml:id="list40426064" text:continue-list="list40412239" text:style-name="L23">
        <text:list-item>
          <text:p text:style-name="P31">Beschreiben Sie die Aufgaben eines Switches</text:p>
        </text:list-item>
      </text:list>
      <text:list xml:id="list39521907" text:style-name="L35">
        <text:list-item>
          <text:p text:style-name="P43">stellt mehrfache, gleichzeitige Verbindungen zur Verfügung</text:p>
        </text:list-item>
        <text:list-item>
          <text:p text:style-name="P43">Bandbreite auf jedem Port</text:p>
        </text:list-item>
        <text:list-item>
          <text:p text:style-name="P43">Uplinks mit höheren Geschwindigkeiten</text:p>
        </text:list-item>
        <text:list-item>
          <text:p text:style-name="P43">unterbindet Kollisionen</text:p>
        </text:list-item>
        <text:list-item>
          <text:p text:style-name="P43">leitet Frames weiter und filtert sie</text:p>
        </text:list-item>
      </text:list>
      <text:list xml:id="list40406672" text:continue-list="list40426064" text:style-name="L23">
        <text:list-item>
          <text:p text:style-name="P31">Erläutern Sie die Switching-Verfahren Cut-Through, Fragment Free und Store and Foreward</text:p>
        </text:list-item>
      </text:list>
      <text:list xml:id="list39551508" text:style-name="L36">
        <text:list-item>
          <text:p text:style-name="P44">Cut-Through:</text:p>
          <text:list>
            <text:list-item>
              <text:p text:style-name="P44">liest MAC-Adresse dem Empfängers ein</text:p>
            </text:list-item>
            <text:list-item>
              <text:p text:style-name="P44">leitet Frame sofort weiter </text:p>
            </text:list-item>
            <text:list-item>
              <text:p text:style-name="P44">Vorteil: Kurze Latenzzeit (Verzögerung)</text:p>
            </text:list-item>
            <text:list-item>
              <text:p text:style-name="P44">Nachteil: keine Überprüfung der Frames</text:p>
            </text:list-item>
          </text:list>
        </text:list-item>
        <text:list-item>
          <text:p text:style-name="P44">Store and forward:</text:p>
          <text:list>
            <text:list-item>
              <text:p text:style-name="P44">Frame wird komplett eingelesen, geprüft und defekte Frames werden entfernt, sonst weitergeleitet</text:p>
            </text:list-item>
            <text:list-item>
              <text:p text:style-name="P44">Vorteil: Filterung defekter Frames</text:p>
            </text:list-item>
            <text:list-item>
              <text:p text:style-name="P44">Nachteil: hohe Latenzzeit</text:p>
            </text:list-item>
          </text:list>
        </text:list-item>
        <text:list-item>
          <text:p text:style-name="P44">Fragment Free</text:p>
          <text:list>
            <text:list-item>
              <text:p text:style-name="P44">Frame wird bis zum TCP-Header eingelesen und geprüft</text:p>
            </text:list-item>
            <text:list-item>
              <text:p text:style-name="P44">Vorteil: kurze Latenzzeit, relativ gute Fehlererkennung</text:p>
            </text:list-item>
          </text:list>
        </text:list-item>
      </text:list>
      <text:list xml:id="list40419384" text:continue-list="list40406672" text:style-name="L23">
        <text:list-item>
          <text:p text:style-name="P31">Erläutern Sie die Weiterleitung von Frames durch einen Switch</text:p>
        </text:list-item>
      </text:list>
      <text:list xml:id="list39609755" text:style-name="L37">
        <text:list-item>
          <text:p text:style-name="P45">ein Switch arbeitet nach einem der drei gerade vorgestellten Verfahren</text:p>
        </text:list-item>
      </text:list>
      <text:list xml:id="list40406138" text:continue-list="list40419384" text:style-name="L23">
        <text:list-item>
          <text:p text:style-name="P31">Beschreiben sie das Ethernet-Zugriffsverfahren CSMACD</text:p>
        </text:list-item>
      </text:list>
      <text:list xml:id="list39312279" text:style-name="L25">
        <text:list-item>
          <text:p text:style-name="P33">Tritt eine Kollision auf, so wird diese Information an alle Hosts geschickt. Für kurze Zeit ist KEIN Host berechtigt, einen Sendevorgang zu starten. Nach dieser Zeit startet einer der Hosts einen Sendevorgang. Dies wird so oft wiederholt, bis der Sendevorgang erfolgreich war</text:p>
        </text:list-item>
      </text:list>
      <text:list xml:id="list40427201" text:continue-list="list40406138" text:style-name="L23">
        <text:list-item>
          <text:p text:style-name="P31"><text:soft-page-break/>Erläutern Sie den Begriff VLAN</text:p>
        </text:list-item>
      </text:list>
      <text:list xml:id="list39620966" text:style-name="L38">
        <text:list-item>
          <text:p text:style-name="P46">ein VLAN unterteile ein physikalisches Netzwerk in logische Teil-Netzwerke</text:p>
        </text:list-item>
      </text:list>
      <text:list xml:id="list40432314" text:continue-list="list40427201" text:style-name="L23">
        <text:list-item>
          <text:p text:style-name="P31">Skizzieren Sie den Aufbau eines Ethernet-Frames</text:p>
        </text:list-item>
      </text:list>
      <text:p text:style-name="P1"><draw:rect text:anchor-type="paragraph" draw:z-index="24" draw:style-name="gr6" draw:text-style-name="P65" svg:width="4.816cm" svg:height="1.244cm" svg:x="0.734cm" svg:y="0.351cm"><text:p text:style-name="P65">Header</text:p></draw:rect><draw:rect text:anchor-type="paragraph" draw:z-index="25" draw:style-name="gr6" draw:text-style-name="P65" svg:width="7.568cm" svg:height="1.244cm" svg:x="5.549cm" svg:y="0.351cm"><text:p text:style-name="P65">Daten</text:p></draw:rect><draw:rect text:anchor-type="paragraph" draw:z-index="26" draw:style-name="gr6" draw:text-style-name="P65" svg:width="2.144cm" svg:height="1.244cm" svg:x="13.116cm" svg:y="0.351cm"><text:p text:style-name="P65">Trailer</text:p></draw:rect></text:p>
      <text:p text:style-name="P1"/>
      <text:p text:style-name="P1"/>
      <text:p text:style-name="P1"/>
      <text:list xml:id="list40421012" text:continue-numbering="true" text:style-name="L23">
        <text:list-item>
          <text:p text:style-name="P31">Erläutern Sie Troubleshooting in einem Netzwerk auf Layer 2</text:p>
        </text:list-item>
      </text:list>
      <text:list xml:id="list39619995" text:style-name="L39">
        <text:list-item>
          <text:p text:style-name="P47">?</text:p>
        </text:list-item>
      </text:list>
      <text:p text:style-name="P1"/>
      <text:p text:style-name="P1"/>
      <text:p text:style-name="P3">Topologien:</text:p>
      <text:p text:style-name="P4"/>
      <text:list xml:id="list39310261" text:style-name="L26">
        <text:list-item>
          <text:p text:style-name="P34">Nennen Sie 5 Netzwerktopologien</text:p>
        </text:list-item>
      </text:list>
      <text:list xml:id="list39298018" text:style-name="L27">
        <text:list-item>
          <text:p text:style-name="P35">Ringtopologie</text:p>
        </text:list-item>
        <text:list-item>
          <text:p text:style-name="P35">Sterntopologie</text:p>
        </text:list-item>
        <text:list-item>
          <text:p text:style-name="P35">Bustopologie</text:p>
        </text:list-item>
        <text:list-item>
          <text:p text:style-name="P35">Baumtopologie</text:p>
        </text:list-item>
        <text:list-item>
          <text:p text:style-name="P35">vermaschte Topologie</text:p>
        </text:list-item>
      </text:list>
      <text:list xml:id="list39294081" text:style-name="L28">
        <text:list-item>
          <text:p text:style-name="P36">Nennen Sie Vorteile / Nachteile einer Ringtopologie</text:p>
          <text:p text:style-name="P36">Vorteil: keine Kollisionen</text:p>
          <text:p text:style-name="P36">Nachteil: immer nur ein Host kann senden, evtl lange Wartezeiten auf den Token</text:p>
        </text:list-item>
        <text:list-item>
          <text:p text:style-name="P36">Nennen Sie Vorteile / Nachteile einer Sterntopologie</text:p>
          <text:p text:style-name="P36">Vorteil: Netzwerk unabhängig von einem evtl beschädigten Host</text:p>
          <text:p text:style-name="P36">Vorteil: keine Kollisionen</text:p>
          <text:p text:style-name="P36">Nachteil: gesamtes Netzwerk fällt aus, wenn der Switch ausfällt</text:p>
        </text:list-item>
        <text:list-item>
          <text:p text:style-name="P36">Nennen Sie Vorteile / Nachteile einer Bustopologie</text:p>
          <text:p text:style-name="P36">Vorteil: Einfache Vernetzung</text:p>
          <text:p text:style-name="P36">Vorteil: billige Verkabelung</text:p>
          <text:p text:style-name="P36">Nachteil: viele Kollisionen</text:p>
        </text:list-item>
        <text:list-item>
          <text:p text:style-name="P36">Nennen Sie Vorteile / Nachteile einer Baumtopologie</text:p>
          <text:p text:style-name="P36">Vorteil: Ausfall eines End-Hosts hat keine Konsequenzen</text:p>
          <text:p text:style-name="P36">Nachteil: hoher Verkabelungsaufwand</text:p>
        </text:list-item>
      </text:list>
      <text:p text:style-name="P1"/>
      <text:p text:style-name="P1"/>
      <text:p text:style-name="P3">Ethernet:</text:p>
      <text:p text:style-name="P1"/>
      <text:list xml:id="list39304990" text:style-name="L29">
        <text:list-item>
          <text:p text:style-name="P37">Beschreiben Sie die Ethernet-Variante 10Base2</text:p>
          <text:p text:style-name="P37">Maximale Übertragungsrate 10 Mbit/s bei einer Reichweite von bis zu ca 200m</text:p>
        </text:list-item>
        <text:list-item>
          <text:p text:style-name="P37">Beschreiben Sie die Ethernet-Variante Fast Ethernet</text:p>
          <text:p text:style-name="P37">Maximale Übertragungsrate: 100MBit/s</text:p>
        </text:list-item>
        <text:list-item>
          <text:p text:style-name="P37">Beschreiben Sie die Ethernet-Variante Gigabit Ethernet</text:p>
          <text:p text:style-name="P37">Maximale Übertragungsrate: 1000MBit/s</text:p>
        </text:list-item>
      </text:list>
      <text:p text:style-name="P1"/>
      <text:p text:style-name="P1"/>
      <text:p text:style-name="P3">Layer 3:</text:p>
      <text:p text:style-name="P1"/>
      <text:list xml:id="list39299595" text:style-name="L30">
        <text:list-item>
          <text:p text:style-name="P38"><text:soft-page-break/>Erklären Sie den Begriff Adressklassen</text:p>
        </text:list-item>
      </text:list>
      <text:list xml:id="list39677175" text:style-name="L40">
        <text:list-item>
          <text:p text:style-name="P48">Unterteilen Netzwerke anhand der IP-Adressen und stellen eine bestimmte Anzahl an Netzen und Hosts zur Verfügung</text:p>
        </text:list-item>
      </text:list>
      <text:list xml:id="list40422188" text:continue-list="list39299595" text:style-name="L30">
        <text:list-item>
          <text:p text:style-name="P38">Welche Klassenbits kennzeichnen Netzwerke der Klasse A, <text:tab/>B, C?</text:p>
        </text:list-item>
        <text:list-item>
          <text:p text:style-name="P38">Nenne die Anzahl der möglichen Netze und Hosts in einem Klasse A Netzwerk</text:p>
        </text:list-item>
      </text:list>
      <text:list xml:id="list40104947" text:style-name="L41">
        <text:list-item>
          <text:p text:style-name="P49">Netze: 126</text:p>
        </text:list-item>
        <text:list-item>
          <text:p text:style-name="P49">Hosts: 2<text:span text:style-name="T1">14</text:span><text:span text:style-name="T2"> -2</text:span></text:p>
        </text:list-item>
      </text:list>
      <text:list xml:id="list40431283" text:continue-list="list40422188" text:style-name="L30">
        <text:list-item>
          <text:p text:style-name="P38">Nenne die Anzahl der möglichen Netze und Hosts in einem Klasse B Netzwerk</text:p>
        </text:list-item>
      </text:list>
      <text:list xml:id="list40122914" text:style-name="L42">
        <text:list-item>
          <text:p text:style-name="P50">Netze: 2<text:span text:style-name="T1">14</text:span></text:p>
        </text:list-item>
        <text:list-item>
          <text:p text:style-name="P64">Hosts: 2<text:span text:style-name="T1">16</text:span> -2</text:p>
        </text:list-item>
      </text:list>
      <text:list xml:id="list40409892" text:continue-list="list40431283" text:style-name="L30">
        <text:list-item>
          <text:p text:style-name="P38">Nenne die Anzahl der möglichen Netze und Hosts in einem Klasse C Netzwerk</text:p>
        </text:list-item>
      </text:list>
      <text:list xml:id="list40126127" text:style-name="L43">
        <text:list-item>
          <text:p text:style-name="P51">Netze: 2<text:span text:style-name="T1">21</text:span></text:p>
        </text:list-item>
        <text:list-item>
          <text:p text:style-name="P51"><text:span text:style-name="T2">Hosts: 2</text:span><text:span text:style-name="T1">8</text:span><text:span text:style-name="T2"> - 2</text:span></text:p>
        </text:list-item>
      </text:list>
      <text:list xml:id="list40407024" text:continue-list="list40409892" text:style-name="L30">
        <text:list-item>
          <text:p text:style-name="P38">Beschreiben Sie den Aufbau einer IP-Adresse V4</text:p>
        </text:list-item>
      </text:list>
      <text:list xml:id="list40145221" text:style-name="L44">
        <text:list-item>
          <text:p text:style-name="P52">32 Bit, 4 Oktette mit je 8 Bit</text:p>
        </text:list-item>
      </text:list>
      <text:list xml:id="list40420772" text:continue-list="list40407024" text:style-name="L30">
        <text:list-item>
          <text:p text:style-name="P38">Beschreiben Sie den Aufbau einer IP-Adresse V6</text:p>
        </text:list-item>
      </text:list>
      <text:list xml:id="list40139282" text:style-name="L45">
        <text:list-item>
          <text:p text:style-name="P53">128 Bit, 8x16 Bit</text:p>
        </text:list-item>
      </text:list>
      <text:list xml:id="list40411380" text:continue-list="list40420772" text:style-name="L30">
        <text:list-item>
          <text:p text:style-name="P38">Erklären Sie die Begriffe Unicast, Multicast und Broadcast </text:p>
        </text:list-item>
      </text:list>
      <text:list xml:id="list40201675" text:style-name="L46">
        <text:list-item>
          <text:p text:style-name="P54">Unicast: Nachrichten-Austausch zwischen zwei Hosts</text:p>
        </text:list-item>
        <text:list-item>
          <text:p text:style-name="P54">Multicast: Nachrichten-Versandt an mehrere Hosts</text:p>
        </text:list-item>
        <text:list-item>
          <text:p text:style-name="P54">Broadcast: Nachrichten-Versandt an alle Hosts in einem Netzwerk </text:p>
        </text:list-item>
      </text:list>
      <text:list xml:id="list40415150" text:continue-list="list40411380" text:style-name="L30">
        <text:list-item>
          <text:p text:style-name="P38">Erklären Sie die Bedeutung von Broadcasts in einem Netzwerk </text:p>
        </text:list-item>
      </text:list>
      <text:list xml:id="list40213920" text:style-name="L47">
        <text:list-item>
          <text:p text:style-name="P55">Die Protokolle ARP und DHCP versenden Broadcasts, um anhand einer bekannten MAC-Adresse die jeweilige IP-Adresse eines Hosts bestimmen zu können</text:p>
        </text:list-item>
      </text:list>
      <text:list xml:id="list40411058" text:continue-list="list40415150" text:style-name="L30">
        <text:list-item>
          <text:p text:style-name="P38">Nennen Sie Beispiele für Broadcasts</text:p>
        </text:list-item>
      </text:list>
      <text:list xml:id="list40216909" text:style-name="L48">
        <text:list-item>
          <text:p text:style-name="P56">?</text:p>
        </text:list-item>
      </text:list>
      <text:list xml:id="list40419459" text:continue-list="list40411058" text:style-name="L30">
        <text:list-item>
          <text:p text:style-name="P38">Welches Protokoll können Sie unter Windows XP zur <text:tab/>Erstellung eines Peer-to-Peer-Netzwerkes verwenden?</text:p>
          <text:list>
            <text:list-item>
              <text:list>
                <text:list-header>
                  <text:p text:style-name="P38">Beschreiben Sie die möglichen Einstellungen des Protokolls</text:p>
                </text:list-header>
              </text:list>
            </text:list-item>
          </text:list>
        </text:list-item>
      </text:list>
      <text:list xml:id="list40261924" text:style-name="L49">
        <text:list-item>
          <text:p text:style-name="P57">?</text:p>
        </text:list-item>
      </text:list>
      <text:list xml:id="list40434485" text:continue-list="list40419459" text:style-name="L30">
        <text:list-item>
          <text:p text:style-name="P38">Erläutern Sie das ARP-Protokoll</text:p>
        </text:list-item>
      </text:list>
      <text:p text:style-name="P1">- Bestimmt die IP-Adresse anhand eine bekannten MAC-Adresse</text:p>
      <text:list xml:id="list40428697" text:continue-numbering="true" text:style-name="L30">
        <text:list-item>
          <text:p text:style-name="P38">Erläutern Sie den ARP-Befehl in der Windows- Eingabeaufforderung</text:p>
        </text:list-item>
      </text:list>
      <text:list xml:id="list40272449" text:style-name="L50">
        <text:list-item>
          <text:p text:style-name="P58">zeigt oder ändert die Übersetzungstabelle zwischen IP- und MAC-Adressen</text:p>
        </text:list-item>
      </text:list>
      <text:list xml:id="list40421682" text:continue-list="list40428697" text:style-name="L30">
        <text:list-item>
          <text:p text:style-name="P38">Erläutern Sie die Bedeutung der Subnetzmaske</text:p>
        </text:list-item>
      </text:list>
      <text:list xml:id="list40294580" text:style-name="L51">
        <text:list-item>
          <text:p text:style-name="P59">unterteilt ein Netzwerk</text:p>
        </text:list-item>
      </text:list>
      <text:list xml:id="list40415627" text:continue-list="list40421682" text:style-name="L30">
        <text:list-item>
          <text:p text:style-name="P38">Erläutern Sie die Bedeutung des Standard-Gateways</text:p>
        </text:list-item>
      </text:list>
      <text:p text:style-name="P1">- regelt ein Netzwerk (z.B. ein Router)</text:p>
      <text:list xml:id="list40406206" text:continue-numbering="true" text:style-name="L30">
        <text:list-item>
          <text:p text:style-name="P38">Bestimmen der Netzadresse mit Hilfe der Subnetzmaske <text:soft-page-break/><text:tab/>(AND-Operation)</text:p>
        </text:list-item>
        <text:list-item>
          <text:p text:style-name="P38">Aufgabe Subnetting</text:p>
        </text:list-item>
      </text:list>
      <text:list xml:id="list40352561" text:style-name="L52">
        <text:list-item>
          <text:p text:style-name="P60">Durch Subnetting werden „Zwischenlösungen“ zwischen den Adressklassen erreicht</text:p>
        </text:list-item>
      </text:list>
      <text:list xml:id="list40434267" text:continue-list="list40406206" text:style-name="L30">
        <text:list-item>
          <text:p text:style-name="P38">Nennen Sie die Subnetz- und Broadcastadresse folgender <text:tab/>Host-IP-Nummer:</text:p>
          <text:list>
            <text:list-item>
              <text:list>
                <text:list-header>
                  <text:p text:style-name="P38">195.179.220.200/27</text:p>
                </text:list-header>
              </text:list>
            </text:list-item>
          </text:list>
        </text:list-item>
      </text:list>
      <text:list xml:id="list40376934" text:style-name="L53">
        <text:list-item>
          <text:p text:style-name="P61">195.179.220.224</text:p>
        </text:list-item>
        <text:list-item>
          <text:p text:style-name="P61">255.255.255.31</text:p>
        </text:list-item>
      </text:list>
      <text:list xml:id="list40419349" text:continue-list="list40434267" text:style-name="L30">
        <text:list-item>
          <text:list>
            <text:list-item>
              <text:list>
                <text:list-header>
                  <text:p text:style-name="P38">20.133.175.148/19</text:p>
                </text:list-header>
              </text:list>
            </text:list-item>
          </text:list>
        </text:list-item>
      </text:list>
      <text:list xml:id="list40388087" text:style-name="L54">
        <text:list-item>
          <text:p text:style-name="P62">20.133.224.0</text:p>
        </text:list-item>
        <text:list-item>
          <text:p text:style-name="P62">255.255.31.255</text:p>
        </text:list-item>
      </text:list>
      <text:list xml:id="list40427175" text:continue-list="list40419349" text:style-name="L30">
        <text:list-item>
          <text:list>
            <text:list-item>
              <text:list>
                <text:list-header>
                  <text:p text:style-name="P38">140.179.96.2/20</text:p>
                </text:list-header>
              </text:list>
            </text:list-item>
          </text:list>
        </text:list-item>
      </text:list>
      <text:list xml:id="list40407001" text:style-name="L55">
        <text:list-item>
          <text:p text:style-name="P63">140.179.15.0</text:p>
        </text:list-item>
        <text:list-item>
          <text:p text:style-name="P63">255.255.240.255</text:p>
        </text:list-item>
      </text:list>
      <text:list xml:id="list39307379" text:style-name="L31">
        <text:list-item>
          <text:p text:style-name="P39">Welche der folgenden Host-IP-Adressen können für kommerzielle Zwecke verwendet werden. Begründen Sie ihre Antwort</text:p>
        </text:list-item>
      </text:list>
      <text:p text:style-name="P1"/>
      <text:p text:style-name="P1"/>
      <table:table table:name="Tabelle1" table:style-name="Tabelle1">
        <table:table-column table:style-name="Tabelle1.A" table:number-columns-repeated="3"/>
        <table:table-row>
          <table:table-cell table:style-name="Tabelle1.A1" office:value-type="string">
            <text:p text:style-name="P6">IP-Adresse</text:p>
          </table:table-cell>
          <table:table-cell table:style-name="Tabelle1.A1" office:value-type="string">
            <text:p text:style-name="P6">Gültige Adresse?</text:p>
          </table:table-cell>
          <table:table-cell table:style-name="Tabelle1.C1" office:value-type="string">
            <text:p text:style-name="P6">Begründung</text:p>
          </table:table-cell>
        </table:table-row>
        <table:table-row>
          <table:table-cell table:style-name="Tabelle1.A2" office:value-type="string">
            <text:p text:style-name="P5">150.100.255.255/18</text:p>
          </table:table-cell>
          <table:table-cell table:style-name="Tabelle1.A2" office:value-type="string">
            <text:p text:style-name="P5">Nein</text:p>
          </table:table-cell>
          <table:table-cell table:style-name="Tabelle1.C2" office:value-type="string">
            <text:p text:style-name="P5">Broadcast-Adresse</text:p>
          </table:table-cell>
        </table:table-row>
        <table:table-row>
          <table:table-cell table:style-name="Tabelle1.A2" office:value-type="string">
            <text:p text:style-name="P5">175.100.255.18/19</text:p>
          </table:table-cell>
          <table:table-cell table:style-name="Tabelle1.A2" office:value-type="string">
            <text:p text:style-name="P5">Nein</text:p>
          </table:table-cell>
          <table:table-cell table:style-name="Tabelle1.C2" office:value-type="string">
            <text:p text:style-name="P5">Broadcast-Adresse</text:p>
          </table:table-cell>
        </table:table-row>
        <table:table-row>
          <table:table-cell table:style-name="Tabelle1.A2" office:value-type="string">
            <text:p text:style-name="P5">195.234.253.0/27</text:p>
          </table:table-cell>
          <table:table-cell table:style-name="Tabelle1.A2" office:value-type="string">
            <text:p text:style-name="P5">Ja</text:p>
          </table:table-cell>
          <table:table-cell table:style-name="Tabelle1.C2" office:value-type="string">
            <text:p text:style-name="P5">Weder noch</text:p>
          </table:table-cell>
        </table:table-row>
        <table:table-row>
          <table:table-cell table:style-name="Tabelle1.A2" office:value-type="string">
            <text:p text:style-name="P5">100.0.0.23/12</text:p>
          </table:table-cell>
          <table:table-cell table:style-name="Tabelle1.A2" office:value-type="string">
            <text:p text:style-name="P5">Nein</text:p>
          </table:table-cell>
          <table:table-cell table:style-name="Tabelle1.C2" office:value-type="string">
            <text:p text:style-name="P5">Subnetz-Adresse</text:p>
          </table:table-cell>
        </table:table-row>
        <table:table-row>
          <table:table-cell table:style-name="Tabelle1.A2" office:value-type="string">
            <text:p text:style-name="P5">188.255.221.176/26</text:p>
          </table:table-cell>
          <table:table-cell table:style-name="Tabelle1.A2" office:value-type="string">
            <text:p text:style-name="P5">Nein</text:p>
          </table:table-cell>
          <table:table-cell table:style-name="Tabelle1.C2" office:value-type="string">
            <text:p text:style-name="P5">Subnetz-Adress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tin Strasser</meta:initial-creator>
    <meta:creation-date>2010-01-29T19:13:24.89</meta:creation-date>
    <dc:date>2010-02-23T20:30:29.16</dc:date>
    <dc:creator>Martin Strasser</dc:creator>
    <meta:editing-duration>PT04H48M18S</meta:editing-duration>
    <meta:editing-cycles>6</meta:editing-cycles>
    <meta:generator>OpenOffice.org/3.1$Win32 OpenOffice.org_project/310m19$Build-9420</meta:generator>
    <meta:document-statistic meta:table-count="2" meta:image-count="0" meta:object-count="0" meta:page-count="7" meta:paragraph-count="237" meta:word-count="1377" meta:character-count="9610"/>
  </office:meta>
</office:document-meta>
</file>